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start" style:justify-single-word="false"/>
      <style:text-properties fo:font-weight="normal" style:font-weight-asian="normal" style:font-weight-complex="normal"/>
    </style:style>
    <style:style style:name="P7" style:family="paragraph" style:parent-style-name="Standard">
      <style:paragraph-properties fo:line-height="200%"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ndy White<text:line-break/>CIS 049</text:p>
      <text:p text:style-name="P2">8/23/12</text:p>
      <text:p text:style-name="P1"/>
      <text:p text:style-name="P3">Programming project: </text:p>
      <text:p text:style-name="P4"/>
      <text:p text:style-name="P4">Marx</text:p>
      <text:p text:style-name="P1"/>
      <text:p text:style-name="P1"/>
      <text:p text:style-name="P1"/>
      <text:p text:style-name="P5"><text:tab/>Marx is a conceptual job scheduler for distributed systems, for use in <text:span text:style-name="T1">heterogeneous computing clusters. In concept, Marx will take benchmark scores from individual computing nodes from a flat file database. Depending on individual scores, Marx will aggregate significant scores as nodes in a binary tree, with each tree node connecting to a circular linked list, of machines with similar scores, to facilitate a default round-robin type job scheduling functionality. Utilizing the binary tree implementation will allow Marx to distribute jobs in different orders (preorder, inorder, postorder), as well as distributing jobs to the minimum and maximum tree nodes to make sure jobs will goto the weakest or strongest group of computers. </text:span></text:p>
      <text:p text:style-name="P6"><text:tab/>Marx is expected to be fully written in the C language on the Linux operating system, implement multi-threading by using the POSIX threading library, use a new novel way of shared-memory inter-process communication, highly scalable, and fun.</text:p>
      <text:p text:style-name="P6"/>
      <text:p text:style-name="P6">The project can be tracked here:</text:p>
      <text:p text:style-name="P6"><text:a xlink:type="simple" xlink:href="https://github.com/romxero/Marx">https://github.com/romxero/Mar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3T22:27:05.25</meta:creation-date>
    <dc:date>2012-08-24T09:18:54</dc:date>
    <meta:editing-duration>PT13M20S</meta:editing-duration>
    <meta:editing-cycles>9</meta:editing-cycles>
    <meta:generator>LibreOffice/3.5$Linux_X86_64 LibreOffice_project/350m1$Build-2</meta:generator>
    <meta:document-statistic meta:table-count="0" meta:image-count="0" meta:object-count="0" meta:page-count="1" meta:paragraph-count="8" meta:word-count="164" meta:character-count="1093" meta:non-whitespace-character-count="933"/>
  </office:meta>
</office:document-meta>
</file>